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cm" svg:stroke-color="#000000" draw:marker-start-width="0.31cm" draw:marker-end-width="0.31cm" draw:fill="none" draw:fill-color="#ffffff" draw:auto-grow-height="true" draw:auto-grow-width="false" fo:max-height="0cm" fo:min-height="1.43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0.754cm" fo:min-width="1.10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6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-33% 58%" fo:font-size="30pt" style:font-size-asian="30pt" style:font-size-complex="3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position="-33% 58%" fo:font-size="15pt" style:font-size-asian="15pt" style:font-size-complex="15pt"/>
    </style:style>
    <style:style style:name="T6" style:family="text">
      <style:text-properties style:font-name="Liberation Sans" fo:font-size="30pt" style:letter-kerning="true" style:font-name-asian="Noto Sans CJK SC" style:font-size-asian="30pt" style:font-name-complex="Noto Sans Devanagari" style:font-size-complex="30pt"/>
    </style:style>
    <style:style style:name="T7" style:family="text">
      <style:text-properties style:text-position="-33% 58%" style:font-name="Liberation Sans" fo:font-size="30pt" style:letter-kerning="true" style:font-name-asian="Noto Sans CJK SC" style:font-size-asian="30pt" style:font-name-complex="Noto Sans Devanagari" style:font-size-complex="30pt"/>
    </style:style>
    <style:style style:name="T8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778cm" svg:height="1.766cm" svg:x="3.81cm" svg:y="2.286cm">
          <draw:text-box>
            <text:p text:style-name="P1"><text:span text:style-name="T1">A</text:span><text:span text:style-name="T2">i</text:span></text:p>
          </draw:text-box>
        </draw:frame>
        <draw:custom-shape draw:style-name="gr2" draw:text-style-name="P3" draw:layer="layout" svg:width="1.778cm" svg:height="11.176cm" svg:x="10.16cm" svg:y="1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5.588cm" svg:y1="3.048cm" svg:x2="10.16cm" svg:y2="3.048cm">
          <text:p/>
        </draw:line>
        <draw:line draw:style-name="gr3" draw:text-style-name="P4" draw:layer="layout" svg:x1="5.588cm" svg:y1="5.08cm" svg:x2="10.16cm" svg:y2="5.08cm">
          <text:p/>
        </draw:line>
        <draw:line draw:style-name="gr3" draw:text-style-name="P4" draw:layer="layout" svg:x1="5.588cm" svg:y1="7.112cm" svg:x2="10.16cm" svg:y2="7.112cm">
          <text:p/>
        </draw:line>
        <draw:line draw:style-name="gr3" draw:text-style-name="P4" draw:layer="layout" svg:x1="5.588cm" svg:y1="9.144cm" svg:x2="10.16cm" svg:y2="9.144cm">
          <text:p/>
        </draw:line>
        <draw:line draw:style-name="gr3" draw:text-style-name="P4" draw:layer="layout" svg:x1="5.588cm" svg:y1="11.176cm" svg:x2="10.16cm" svg:y2="11.176cm">
          <text:p/>
        </draw:line>
        <draw:frame draw:style-name="gr4" draw:text-style-name="P5" draw:layer="layout" svg:width="1.778cm" svg:height="2.618cm" svg:x="10.16cm" svg:y="5.764cm">
          <draw:text-box>
            <text:p><text:span text:style-name="T3">+</text:span></text:p>
          </draw:text-box>
        </draw:frame>
        <draw:frame draw:style-name="gr5" draw:text-style-name="P6" draw:layer="layout" svg:width="1.778cm" svg:height="0.966cm" svg:x="6.858cm" svg:y="2.586cm">
          <draw:text-box>
            <text:p text:style-name="P1"><text:span text:style-name="T4">inA</text:span><text:span text:style-name="T5">i</text:span></text:p>
          </draw:text-box>
        </draw:frame>
        <draw:frame draw:style-name="gr5" draw:text-style-name="P6" draw:layer="layout" svg:width="1.778cm" svg:height="0.966cm" svg:x="6.858cm" svg:y="4.618cm">
          <draw:text-box>
            <text:p text:style-name="P1"><text:span text:style-name="T4">inB</text:span><text:span text:style-name="T5">i</text:span></text:p>
          </draw:text-box>
        </draw:frame>
        <draw:frame draw:style-name="gr5" draw:text-style-name="P6" draw:layer="layout" svg:width="1.778cm" svg:height="0.966cm" svg:x="6.858cm" svg:y="6.65cm">
          <draw:text-box>
            <text:p text:style-name="P1"><text:span text:style-name="T4">inC</text:span><text:span text:style-name="T5">i</text:span></text:p>
          </draw:text-box>
        </draw:frame>
        <draw:frame draw:style-name="gr5" draw:text-style-name="P6" draw:layer="layout" svg:width="1.778cm" svg:height="0.966cm" svg:x="6.858cm" svg:y="8.682cm">
          <draw:text-box>
            <text:p text:style-name="P1"><text:span text:style-name="T4">inD</text:span><text:span text:style-name="T5">i</text:span></text:p>
          </draw:text-box>
        </draw:frame>
        <draw:frame draw:style-name="gr5" draw:text-style-name="P6" draw:layer="layout" svg:width="1.778cm" svg:height="0.966cm" svg:x="6.858cm" svg:y="10.714cm">
          <draw:text-box>
            <text:p text:style-name="P1"><text:span text:style-name="T4">inE</text:span><text:span text:style-name="T5">i</text:span></text:p>
          </draw:text-box>
        </draw:frame>
        <draw:line draw:style-name="gr3" draw:text-style-name="P4" xml:id="id1" draw:id="id1" draw:layer="layout" svg:x1="15.748cm" svg:y1="3.048cm" svg:x2="20.574cm" svg:y2="3.048cm">
          <text:p/>
        </draw:line>
        <draw:line draw:style-name="gr3" draw:text-style-name="P4" xml:id="id2" draw:id="id2" draw:layer="layout" svg:x1="16.002cm" svg:y1="5.08cm" svg:x2="20.574cm" svg:y2="5.08cm">
          <text:p/>
        </draw:line>
        <draw:line draw:style-name="gr3" draw:text-style-name="P4" xml:id="id3" draw:id="id3" draw:layer="layout" svg:x1="16.002cm" svg:y1="7.112cm" svg:x2="20.574cm" svg:y2="7.112cm">
          <text:p/>
        </draw:line>
        <draw:line draw:style-name="gr3" draw:text-style-name="P4" xml:id="id4" draw:id="id4" draw:layer="layout" svg:x1="16.002cm" svg:y1="9.144cm" svg:x2="20.574cm" svg:y2="9.144cm">
          <text:p/>
        </draw:line>
        <draw:line draw:style-name="gr3" draw:text-style-name="P4" xml:id="id5" draw:id="id5" draw:layer="layout" svg:x1="16.002cm" svg:y1="11.176cm" svg:x2="20.574cm" svg:y2="11.176cm">
          <text:p/>
        </draw:line>
        <draw:frame draw:style-name="gr5" draw:text-style-name="P6" draw:layer="layout" svg:width="2.032cm" svg:height="0.966cm" svg:x="17.018cm" svg:y="2.586cm">
          <draw:text-box>
            <text:p text:style-name="P1"><text:span text:style-name="T4">setA</text:span><text:span text:style-name="T5">i</text:span></text:p>
          </draw:text-box>
        </draw:frame>
        <draw:frame draw:style-name="gr5" draw:text-style-name="P6" draw:layer="layout" svg:width="2.032cm" svg:height="0.966cm" svg:x="17.018cm" svg:y="4.618cm">
          <draw:text-box>
            <text:p text:style-name="P1"><text:span text:style-name="T4">setB</text:span><text:span text:style-name="T5">i</text:span></text:p>
          </draw:text-box>
        </draw:frame>
        <draw:frame draw:style-name="gr5" draw:text-style-name="P6" draw:layer="layout" svg:width="2.032cm" svg:height="0.966cm" svg:x="17.018cm" svg:y="6.65cm">
          <draw:text-box>
            <text:p text:style-name="P1"><text:span text:style-name="T4">setC</text:span><text:span text:style-name="T5">i</text:span></text:p>
          </draw:text-box>
        </draw:frame>
        <draw:frame draw:style-name="gr5" draw:text-style-name="P6" draw:layer="layout" svg:width="2.032cm" svg:height="0.966cm" svg:x="17.018cm" svg:y="8.682cm">
          <draw:text-box>
            <text:p text:style-name="P1"><text:span text:style-name="T4">setD</text:span><text:span text:style-name="T5">i</text:span></text:p>
          </draw:text-box>
        </draw:frame>
        <draw:frame draw:style-name="gr5" draw:text-style-name="P6" draw:layer="layout" svg:width="2.032cm" svg:height="0.966cm" svg:x="17.018cm" svg:y="10.714cm">
          <draw:text-box>
            <text:p text:style-name="P1"><text:span text:style-name="T4">setE</text:span><text:span text:style-name="T5">i</text:span></text:p>
          </draw:text-box>
        </draw:frame>
        <draw:connector draw:style-name="gr3" draw:text-style-name="P4" draw:layer="layout" draw:type="line" svg:x1="14.224cm" svg:y1="7.029cm" svg:x2="15.748cm" svg:y2="3.048cm" draw:end-shape="id1" draw:end-glue-point="3" svg:d="M14224 7029l1524-3981" svg:viewBox="0 0 1525 3982">
          <text:p/>
        </draw:connector>
        <draw:connector draw:style-name="gr3" draw:text-style-name="P4" draw:layer="layout" draw:type="line" svg:x1="14.224cm" svg:y1="7.029cm" svg:x2="16.002cm" svg:y2="5.08cm" draw:end-shape="id2" draw:end-glue-point="3" svg:d="M14224 7029l1778-1949" svg:viewBox="0 0 1779 1950">
          <text:p/>
        </draw:connector>
        <draw:connector draw:style-name="gr3" draw:text-style-name="P4" draw:layer="layout" draw:type="line" svg:x1="14.224cm" svg:y1="7.029cm" svg:x2="16.002cm" svg:y2="7.112cm" draw:end-shape="id3" draw:end-glue-point="3" svg:d="M14224 7029l1778 83" svg:viewBox="0 0 1779 84">
          <text:p/>
        </draw:connector>
        <draw:connector draw:style-name="gr3" draw:text-style-name="P4" draw:layer="layout" draw:type="line" svg:x1="14.224cm" svg:y1="7.029cm" svg:x2="16.002cm" svg:y2="9.144cm" draw:end-shape="id4" draw:end-glue-point="3" svg:d="M14224 7029l1778 2115" svg:viewBox="0 0 1779 2116">
          <text:p/>
        </draw:connector>
        <draw:connector draw:style-name="gr3" draw:text-style-name="P4" draw:layer="layout" draw:type="line" svg:x1="14.224cm" svg:y1="7.029cm" svg:x2="16.002cm" svg:y2="11.176cm" draw:end-shape="id5" draw:end-glue-point="3" svg:d="M14224 7029l1778 4147" svg:viewBox="0 0 1779 4148">
          <text:p/>
        </draw:connector>
        <draw:frame draw:style-name="gr1" draw:text-style-name="P2" draw:layer="layout" svg:width="1.778cm" svg:height="1.766cm" svg:x="3.81cm" svg:y="4.318cm">
          <draw:text-box>
            <text:p text:style-name="P7"><text:span text:style-name="T6">B</text:span><text:span text:style-name="T7">i</text:span></text:p>
          </draw:text-box>
        </draw:frame>
        <draw:frame draw:style-name="gr1" draw:text-style-name="P2" draw:layer="layout" svg:width="1.778cm" svg:height="1.766cm" svg:x="3.81cm" svg:y="6.35cm">
          <draw:text-box>
            <text:p text:style-name="P7"><text:span text:style-name="T6">C</text:span><text:span text:style-name="T7">i</text:span></text:p>
          </draw:text-box>
        </draw:frame>
        <draw:frame draw:style-name="gr1" draw:text-style-name="P2" draw:layer="layout" svg:width="1.778cm" svg:height="1.766cm" svg:x="3.81cm" svg:y="8.382cm">
          <draw:text-box>
            <text:p text:style-name="P7"><text:span text:style-name="T6">D</text:span><text:span text:style-name="T7">i</text:span></text:p>
          </draw:text-box>
        </draw:frame>
        <draw:frame draw:style-name="gr1" draw:text-style-name="P2" draw:layer="layout" svg:width="1.778cm" svg:height="1.766cm" svg:x="3.81cm" svg:y="10.414cm">
          <draw:text-box>
            <text:p text:style-name="P7"><text:span text:style-name="T6">E</text:span><text:span text:style-name="T7">i</text:span></text:p>
          </draw:text-box>
        </draw:frame>
        <draw:frame draw:style-name="gr1" draw:text-style-name="P2" draw:layer="layout" svg:width="2.286cm" svg:height="1.766cm" svg:x="20.574cm" svg:y="2.098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2.286cm" svg:height="1.766cm" svg:x="20.574cm" svg:y="4.13cm">
          <draw:text-box>
            <text:p text:style-name="P1"><text:span text:style-name="T1">B</text:span><text:span text:style-name="T2">i+1</text:span></text:p>
          </draw:text-box>
        </draw:frame>
        <draw:frame draw:style-name="gr1" draw:text-style-name="P2" draw:layer="layout" svg:width="2.286cm" svg:height="1.766cm" svg:x="20.574cm" svg:y="6.162cm">
          <draw:text-box>
            <text:p text:style-name="P1"><text:span text:style-name="T1">C</text:span><text:span text:style-name="T2">i+1</text:span></text:p>
          </draw:text-box>
        </draw:frame>
        <draw:frame draw:style-name="gr1" draw:text-style-name="P2" draw:layer="layout" svg:width="2.286cm" svg:height="1.766cm" svg:x="20.574cm" svg:y="8.194cm">
          <draw:text-box>
            <text:p text:style-name="P1"><text:span text:style-name="T1">D</text:span><text:span text:style-name="T2">i+1</text:span></text:p>
          </draw:text-box>
        </draw:frame>
        <draw:frame draw:style-name="gr1" draw:text-style-name="P2" draw:layer="layout" svg:width="2.286cm" svg:height="1.766cm" svg:x="20.574cm" svg:y="10.226cm">
          <draw:text-box>
            <text:p text:style-name="P1"><text:span text:style-name="T1">E</text:span><text:span text:style-name="T2">i+1</text:span></text:p>
          </draw:text-box>
        </draw:frame>
        <draw:line draw:style-name="gr6" draw:text-style-name="P4" draw:layer="layout" svg:x1="14.224cm" svg:y1="7.05cm" svg:x2="11.938cm" svg:y2="7.05cm">
          <text:p/>
        </draw:line>
        <draw:frame draw:style-name="gr5" draw:text-style-name="P6" draw:layer="layout" svg:width="1.27cm" svg:height="0.966cm" svg:x="11.746cm" svg:y="6.65cm">
          <draw:text-box>
            <text:p text:style-name="P1"><text:span text:style-name="T8">op</text:span><text:span text:style-name="T5">i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21T17:10:02.238244150</dc:date>
    <meta:editing-duration>PT17M45S</meta:editing-duration>
    <meta:editing-cycles>11</meta:editing-cycles>
    <meta:generator>LibreOffice/6.4.7.2$Linux_X86_64 LibreOffice_project/40$Build-2</meta:generator>
    <meta:document-statistic meta:object-count="62"/>
  </office:meta>
</office:document-meta>
</file>